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Code">
      <style:text-properties style:text-underline-style="none" fo:font-weight="normal" style:font-weight-asian="normal" style:font-weight-complex="normal"/>
    </style:style>
    <style:style style:name="P52" style:family="paragraph" style:parent-style-name="Text_20_body">
      <style:paragraph-properties fo:break-before="page"/>
      <style:text-properties style:use-window-font-color="true"/>
    </style:style>
    <style:style style:name="P53" style:family="paragraph" style:parent-style-name="Snippet">
      <style:text-properties style:font-name="Courier New1"/>
    </style:style>
    <style:style style:name="P54" style:family="paragraph" style:parent-style-name="Snippet">
      <style:text-properties fo:font-weight="normal" style:font-weight-asian="normal" style:font-weight-complex="normal"/>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7.0602in" style:type="right" style:leader-style="dotted" style:leader-text="."/>
        </style:tab-stops>
      </style:paragraph-properties>
    </style:style>
    <style:style style:name="P59" style:family="paragraph" style:parent-style-name="Contents_20_2">
      <style:paragraph-properties>
        <style:tab-stops>
          <style:tab-stop style:position="6.8839in" style:type="right"/>
        </style:tab-stops>
      </style:paragraph-properties>
    </style:style>
    <style:style style:name="P60" style:family="paragraph" style:parent-style-name="Index_20_1">
      <style:paragraph-properties>
        <style:tab-stops>
          <style:tab-stop style:position="7.0807in" style:type="right"/>
        </style:tab-stops>
      </style:paragraph-properties>
    </style:style>
    <style:style style:name="P61" style:family="paragraph" style:parent-style-name="Index_20_Separator">
      <style:paragraph-properties>
        <style:tab-stops/>
      </style:paragraph-properties>
    </style:style>
    <style:style style:name="P62" style:family="paragraph" style:parent-style-name="Text_20_body" style:master-page-name="Standard">
      <style:paragraph-properties style:page-numb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paragraph-properties fo:text-align="justify" style:justify-single-word="false"/>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10">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3">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5">
      <style:paragraph-properties fo:text-align="justify" style:justify-single-word="false"/>
    </style:style>
    <style:style style:name="P75" style:family="paragraph" style:parent-style-name="Text_20_body" style:list-style-name="L16">
      <style:paragraph-properties fo:text-align="justify" style:justify-single-word="false"/>
    </style:style>
    <style:style style:name="P76" style:family="paragraph" style:parent-style-name="Text_20_body" style:list-style-name="L17">
      <style:paragraph-properties fo:text-align="justify" style:justify-single-word="false"/>
    </style:style>
    <style:style style:name="P77" style:family="paragraph" style:parent-style-name="Text_20_body" style:list-style-name="L18">
      <style:paragraph-properties fo:text-align="justify" style:justify-single-word="false"/>
    </style:style>
    <style:style style:name="P78" style:family="paragraph" style:parent-style-name="Text_20_body" style:list-style-name="L19">
      <style:paragraph-properties fo:text-align="justify" style:justify-single-word="false"/>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9"/>
    <style:style style:name="P8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21, 2015</text:p>
      <text:p text:style-name="P2">Covering fOOrth version 0.0.3</text:p>
      <text:p text:style-name="P2">Status: Unpublished.</text:p>
      <text:p text:style-name="Text_20_body"/>
      <text:p text:style-name="Text_20_body"/>
      <text:p text:style-name="Text_20_body"/>
      <text:p text:style-name="P52"/>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7">Table of Contents</text:p>
          </text:index-title>
          <text:p text:style-name="P58">The MIT License (MIT).<text:tab/>5</text:p>
          <text:p text:style-name="P58">Introduction<text:tab/>6</text:p>
          <text:p text:style-name="P59">About the name fOOrth<text:tab/>6</text:p>
          <text:p text:style-name="P59">How fOOrth came to be<text:tab/>6</text:p>
          <text:p text:style-name="P59">Goals and Principles<text:tab/>7</text:p>
          <text:p text:style-name="P59">Report Card<text:tab/>8</text:p>
          <text:p text:style-name="P59">Special Note of Thanks<text:tab/>9</text:p>
          <text:p text:style-name="P58">Installation<text:tab/>10</text:p>
          <text:p text:style-name="P59">Ruby<text:tab/>10</text:p>
          <text:p text:style-name="P59">fOOrth<text:tab/>10</text:p>
          <text:p text:style-name="P59">Running fOOrth<text:tab/>11</text:p>
          <text:p text:style-name="P59">Testing<text:tab/>11</text:p>
          <text:p text:style-name="P59">Source Archive<text:tab/>12</text:p>
          <text:p text:style-name="P58">First Steps<text:tab/>13</text:p>
          <text:p text:style-name="P58">The Syntax and Style of fOOrth<text:tab/>15</text:p>
          <text:p text:style-name="P59">Syntax<text:tab/>15</text:p>
          <text:p text:style-name="P59">Spaces<text:tab/>15</text:p>
          <text:p text:style-name="P59">Comments<text:tab/>15</text:p>
          <text:p text:style-name="P59">String Literals<text:tab/>15</text:p>
          <text:p text:style-name="P59">Numeric Literals<text:tab/>16</text:p>
          <text:p text:style-name="P58">A fOOrth Calculator<text:tab/>17</text:p>
          <text:p text:style-name="P59">The Basics<text:tab/>17</text:p>
          <text:p text:style-name="P59">Stack Manipulation<text:tab/>18</text:p>
          <text:p text:style-name="P59">Programming<text:tab/>20</text:p>
          <text:p text:style-name="P59">Control Structures<text:tab/>21</text:p>
          <text:p text:style-name="P59">Data Memory<text:tab/>25</text:p>
          <text:p text:style-name="P58">Data Storage in fOOrth<text:tab/>26</text:p>
          <text:p text:style-name="P59">Typing<text:tab/>26</text:p>
          <text:p text:style-name="P59">Declarations<text:tab/>26</text:p>
          <text:p text:style-name="P59">Scoping<text:tab/>26</text:p>
          <text:p text:style-name="P59">Referencing<text:tab/>27</text:p>
          <text:p text:style-name="P59">Mutation<text:tab/>28</text:p>
          <text:p text:style-name="P58">Cloning Data<text:tab/>30</text:p>
          <text:p text:style-name="P59">Deep vs Shallow Copy<text:tab/>30</text:p>
          <text:p text:style-name="P59">Permissive Copying<text:tab/>32</text:p>
          <text:p text:style-name="P58">Handling Exceptions<text:tab/>34</text:p>
          <text:p text:style-name="P59">The Nature of Exceptions in fOOrth<text:tab/>34</text:p>
          <text:p text:style-name="P59">Handling Errors<text:tab/>34</text:p>
          <text:p text:style-name="P59">Generating Errors<text:tab/>39</text:p>
          <text:p text:style-name="P59">fOOrth Native Exception Codes:<text:tab/>40</text:p>
          <text:p text:style-name="P59">Application Error Codes:<text:tab/>41</text:p>
          <text:p text:style-name="P59">Ruby Mapped Exception Codes:<text:tab/>41</text:p>
          <text:p text:style-name="P58">The Class Tree<text:tab/>47</text:p>
          <text:p text:style-name="P59">A Brief Overview of Key OO Concepts<text:tab/>47</text:p>
          <text:p text:style-name="P59">Classes<text:tab/>47</text:p>
          <text:p text:style-name="P59">Inheritance<text:tab/>48</text:p>
          <text:p text:style-name="P59">Methods<text:tab/>48</text:p>
          <text:p text:style-name="P59">Late Binding and Polymorphism<text:tab/>48</text:p>
          <text:p text:style-name="P59">Prototypes<text:tab/>48</text:p>
          <text:p text:style-name="P58">Method Mapping<text:tab/>49</text:p>
          <text:p text:style-name="P59">Exploring the mapping system<text:tab/>49</text:p>
          <text:p text:style-name="P58">Routing<text:tab/>51</text:p>
          <text:p text:style-name="P59">Routing Internals<text:tab/>52</text:p>
          <text:p text:style-name="P58">Array<text:tab/>54</text:p>
          <text:p text:style-name="P59">Array Literals<text:tab/>54</text:p>
          <text:p text:style-name="P59">Class Methods<text:tab/>55</text:p>
          <text:p text:style-name="P59">Instance Methods<text:tab/>56</text:p>
          <text:p text:style-name="P59">See Also<text:tab/>64</text:p>
          <text:p text:style-name="P58">Class<text:tab/>65</text:p>
          <text:p text:style-name="P59">Instance Methods<text:tab/>65</text:p>
          <text:p text:style-name="P59">Commands<text:tab/>66</text:p>
          <text:p text:style-name="P59">See Also<text:tab/>67</text:p>
          <text:p text:style-name="P58">Complex<text:tab/>68</text:p>
          <text:p text:style-name="P59">Complex Literals<text:tab/>68</text:p>
          <text:p text:style-name="P59">Instance Methods<text:tab/>69</text:p>
          <text:p text:style-name="P59">Instance Stubs<text:tab/>69</text:p>
          <text:p text:style-name="P59">See Also<text:tab/>70</text:p>
          <text:p text:style-name="P58">FalseClass<text:tab/>71</text:p>
          <text:p text:style-name="P59">FalseClass Literals<text:tab/>71</text:p>
          <text:p text:style-name="P59">Instance Methods<text:tab/>71</text:p>
          <text:p text:style-name="P59">See Also<text:tab/>72</text:p>
          <text:p text:style-name="P58">Float<text:tab/>73</text:p>
          <text:p text:style-name="P59">Float Literals<text:tab/>73</text:p>
          <text:p text:style-name="P59">See Also<text:tab/>73</text:p>
          <text:p text:style-name="P58">Hash<text:tab/>74</text:p>
          <text:p text:style-name="P59">Hash Literals<text:tab/>74</text:p>
          <text:p text:style-name="P59">Instance Methods<text:tab/>74</text:p>
          <text:p text:style-name="P59">See Also<text:tab/>76</text:p>
          <text:p text:style-name="P58">InStream<text:tab/>77</text:p>
          <text:p text:style-name="P59">Class Methods<text:tab/>77</text:p>
          <text:p text:style-name="P59">Instance Methods<text:tab/>78</text:p>
          <text:p text:style-name="P59">Class Stubs<text:tab/>79</text:p>
          <text:p text:style-name="P59">See Also<text:tab/>79</text:p>
          <text:p text:style-name="P58">Integer<text:tab/>80</text:p>
          <text:p text:style-name="P59"><text:soft-page-break/>Integer Literals<text:tab/>80</text:p>
          <text:p text:style-name="P59">Instance Methods<text:tab/>80</text:p>
          <text:p text:style-name="P59">See Also<text:tab/>81</text:p>
          <text:p text:style-name="P58">MaxNumeric<text:tab/>82</text:p>
          <text:p text:style-name="P59">MaxNumeric Literals<text:tab/>82</text:p>
          <text:p text:style-name="P59">Instance Methods<text:tab/>82</text:p>
          <text:p text:style-name="P58">MinNumeric<text:tab/>83</text:p>
          <text:p text:style-name="P59">MinNumeric Literals<text:tab/>83</text:p>
          <text:p text:style-name="P59">Instance Methods<text:tab/>83</text:p>
          <text:p text:style-name="P58">NilClass<text:tab/>84</text:p>
          <text:p text:style-name="P59">NilClass Literals<text:tab/>84</text:p>
          <text:p text:style-name="P59">Instance Methods<text:tab/>84</text:p>
          <text:p text:style-name="P59">See Also<text:tab/>85</text:p>
          <text:p text:style-name="P58">Numeric<text:tab/>86</text:p>
          <text:p text:style-name="P59">Instance Methods<text:tab/>86</text:p>
          <text:p text:style-name="P59">See Also<text:tab/>88</text:p>
          <text:p text:style-name="P58">Object<text:tab/>89</text:p>
          <text:p text:style-name="P59">Instance Methods<text:tab/>89</text:p>
          <text:p text:style-name="P59">See Also<text:tab/>98</text:p>
          <text:p text:style-name="P58">OutStream<text:tab/>99</text:p>
          <text:p text:style-name="P59">Class Methods<text:tab/>99</text:p>
          <text:p text:style-name="P59">Instance Methods<text:tab/>99</text:p>
          <text:p text:style-name="P59">Class Stubs<text:tab/>99</text:p>
          <text:p text:style-name="P59">See Also<text:tab/>100</text:p>
          <text:p text:style-name="P58">Procedure<text:tab/>101</text:p>
          <text:p text:style-name="P59">Procedure Literals<text:tab/>101</text:p>
          <text:p text:style-name="P59">Instance Methods<text:tab/>101</text:p>
          <text:p text:style-name="P59">See Also<text:tab/>101</text:p>
          <text:p text:style-name="P58">Queue<text:tab/>102</text:p>
          <text:p text:style-name="P59">Instance Methods<text:tab/>102</text:p>
          <text:p text:style-name="P59">See Also<text:tab/>102</text:p>
          <text:p text:style-name="P58">Rational<text:tab/>103</text:p>
          <text:p text:style-name="P59">Rational Literals<text:tab/>103</text:p>
          <text:p text:style-name="P59">Instance Methods<text:tab/>103</text:p>
          <text:p text:style-name="P59">See Also<text:tab/>104</text:p>
          <text:p text:style-name="P58">Stack<text:tab/>105</text:p>
          <text:p text:style-name="P59">Instance Methods<text:tab/>105</text:p>
          <text:p text:style-name="P59">See Also<text:tab/>105</text:p>
          <text:p text:style-name="P58">String<text:tab/>106</text:p>
          <text:p text:style-name="P59">String Literals<text:tab/>106</text:p>
          <text:p text:style-name="P59">Instance Methods<text:tab/>106</text:p>
          <text:p text:style-name="P59">See Also<text:tab/>107</text:p>
          <text:p text:style-name="P58">Thread<text:tab/>108</text:p>
          <text:p text:style-name="P59">Class Methods<text:tab/>108</text:p>
          <text:p text:style-name="P59">Instance Methods<text:tab/>108</text:p>
          <text:p text:style-name="P59">See Also<text:tab/>108</text:p>
          <text:p text:style-name="P58">TrueClass<text:tab/>109</text:p>
          <text:p text:style-name="P59">TrueClass Literals<text:tab/>109</text:p>
          <text:p text:style-name="P59">See Also<text:tab/>109</text:p>
          <text:p text:style-name="P58">VirtualMachine<text:tab/>110</text:p>
          <text:p text:style-name="P59">Instance Methods<text:tab/>110</text:p>
          <text:p text:style-name="P59">Commands<text:tab/>115</text:p>
          <text:p text:style-name="P59">See Also<text:tab/>116</text:p>
          <text:p text:style-name="P58">Appendix A – Symbol Glossary<text:tab/>117</text:p>
          <text:p text:style-name="P58">Appendix B – Regular Expressions<text:tab/>119</text:p>
          <text:p text:style-name="P58">Edit History:<text:tab/>122</text:p>
        </text:index-body>
      </text:table-of-content>
      <text:p text:style-name="Text_20_body"/>
      <text:h text:style-name="P5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5"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593912974393274058" text:style-name="L1">
        <text:list-item>
          <text:p text:style-name="P63">A Simple, Easy-to-Understand syntax that is none the less, Expressive and Compact:</text:p>
        </text:list-item>
      </text:list>
      <text:list xml:id="list8458541629225317302" text:style-name="L2">
        <text:list-item>
          <text:list>
            <text:list-item>
              <text:p text:style-name="P64">Source code in fOOrth is free-form with no line oriented limitations or rules.</text:p>
            </text:list-item>
            <text:list-item>
              <text:p text:style-name="P64">Support is given to the easy representation of common literal data such as strings, integers, floating point numbers, rational numbers, and complex numbers.</text:p>
            </text:list-item>
          </text:list>
        </text:list-item>
      </text:list>
      <text:list xml:id="list31633118" text:continue-list="list7593912974393274058" text:style-name="L1">
        <text:list-item>
          <text:p text:style-name="P63">Safe Data and Data Structures:</text:p>
        </text:list-item>
      </text:list>
      <text:list xml:id="list2779382127735351241" text:style-name="L3">
        <text:list-item>
          <text:list>
            <text:list-item>
              <text:p text:style-name="P66">Simple, reliable arithmetic. In fOOrth, integer operations never overflow. Rational values can be represented exactly, complex numbers are supported, and conversions between numeric types are simple.</text:p>
            </text:list-item>
            <text:list-item>
              <text:p text:style-name="P66"><text:soft-page-break/>Strings grow as needed without the need to allocate space or worry about overflow.</text:p>
            </text:list-item>
            <text:list-item>
              <text:p text:style-name="P66">Data containers such as arrays and hashes grow as needed. Out of range subscripts cannot access undefined memory regions. </text:p>
            </text:list-item>
          </text:list>
        </text:list-item>
      </text:list>
      <text:list xml:id="list31628534" text:continue-list="list31633118" text:style-name="L1">
        <text:list-item>
          <text:p text:style-name="P63">Message Passing:</text:p>
        </text:list-item>
      </text:list>
      <text:list xml:id="list1649309764468074288" text:style-name="L4">
        <text:list-item>
          <text:list>
            <text:list-item>
              <text:p text:style-name="P79">In fOOrth all actions take the form of messages sent to a receiver.</text:p>
            </text:list-item>
            <text:list-item>
              <text:p text:style-name="P79">The routing of messages is specified by the exact type of the message.</text:p>
            </text:list-item>
            <text:list-item>
              <text:p text:style-name="P79">Message receivers include data items on the stack as well as the virtual machine object associated with the current thread of execution.</text:p>
            </text:list-item>
            <text:list-item>
              <text:p text:style-name="P79">Messages for which no routing specification can be found, generate an error at compile time.</text:p>
            </text:list-item>
          </text:list>
        </text:list-item>
      </text:list>
      <text:list xml:id="list31615313" text:continue-list="list31628534" text:style-name="L1">
        <text:list-item>
          <text:p text:style-name="P63">Object Oriented Design:</text:p>
        </text:list-item>
      </text:list>
      <text:list xml:id="list4745336143145680881" text:style-name="L5">
        <text:list-item>
          <text:list>
            <text:list-item>
              <text:p text:style-name="P67">Support class based inheritance, with a non-cyclic (single inheritance) tree derived from a common base Object class.</text:p>
            </text:list-item>
            <text:list-item>
              <text:p text:style-name="P80">Support late binding and polymorphism through message interface compatibility or “duck” typing.</text:p>
            </text:list-item>
          </text:list>
        </text:list-item>
      </text:list>
      <text:list xml:id="list31619593" text:continue-list="list31615313" text:style-name="L1">
        <text:list-item>
          <text:p text:style-name="P63">Meta programming: </text:p>
        </text:list-item>
      </text:list>
      <text:list xml:id="list3091094319716773536" text:style-name="L6">
        <text:list-item>
          <text:list>
            <text:list-item>
              <text:p text:style-name="P81">Support extensible language constructs by making the compiler an accessible part of the system.</text:p>
            </text:list-item>
          </text:list>
        </text:list-item>
      </text:list>
      <text:list xml:id="list31619448" text:continue-list="list31619593" text:style-name="L1">
        <text:list-item>
          <text:p text:style-name="P63">Reliability:</text:p>
        </text:list-item>
      </text:list>
      <text:list xml:id="list787164537848337863" text:style-name="L7">
        <text:list-item>
          <text:list>
            <text:list-item>
              <text:p text:style-name="P82">Errors should be detected as soon as possible. </text:p>
            </text:list-item>
            <text:list-item>
              <text:p text:style-name="P82">Language constructs should not be designed in a way that causes simple coding errors to spin off into infinite loops. </text:p>
            </text:list-item>
          </text:list>
        </text:list-item>
      </text:list>
      <text:list xml:id="list31616404" text:continue-list="list31619448" text:style-name="L1">
        <text:list-item>
          <text:p text:style-name="P68">Building on the host language:</text:p>
        </text:list-item>
      </text:list>
      <text:list xml:id="list3800473737080842515" text:style-name="L8">
        <text:list-item>
          <text:list>
            <text:list-item>
              <text:p text:style-name="P6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1287304"/>Thanks<text:alphabetical-index-mark-end text:id="IMark151287304"/></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168325448406355124" text:style-name="L9">
        <text:list-item>
          <text:p text:style-name="P83">ruby 1.9.3p484 (2013-11-22) [i386-mingw32]</text:p>
        </text:list-item>
        <text:list-item>
          <text:p text:style-name="P83">ruby 2.1.5p273 (2014-11-13 revision 48405) [i386-mingw32]</text:p>
        </text:list-item>
        <text:list-item>
          <text:p text:style-name="P83">Rubinius – to be tested!</text:p>
        </text:list-item>
        <text:list-item>
          <text:p text:style-name="P8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51287304"/>Rake<text:alphabetical-index-mark-end text:id="IMark151287304"/>:</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1287304"/>Demo.rb<text:alphabetical-index-mark-end text:id="IMark1512873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1287304"/>Testing<text:alphabetical-index-mark-end text:id="IMark151287304"/></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1287304"/>Known Issues<text:alphabetical-index-mark-end text:id="IMark151287304"/></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51287304"/>Archive<text:alphabetical-index-mark-end text:id="IMark151287304"/></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150954588"/>drop<text:alphabetical-index-mark-end text:id="IMark15095458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50954588"/>dup<text:alphabetical-index-mark-end text:id="IMark15095458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150954588"/>nip<text:alphabetical-index-mark-end text:id="IMark15095458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50954588"/>over<text:alphabetical-index-mark-end text:id="IMark15095458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150954588"/>pick<text:alphabetical-index-mark-end text:id="IMark15095458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0954588"/>swap<text:alphabetical-index-mark-end text:id="IMark15095458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150954588"/>tuck<text:alphabetical-index-mark-end text:id="IMark15095458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515848678344362440" text:style-name="L10">
        <text:list-item>
          <text:p text:style-name="P70">To store return addresses for word calls. In fOOrth this is handled by the Ruby virtual machine.</text:p>
        </text:list-item>
        <text:list-item>
          <text:p text:style-name="P70">To store context for control structures. In fOOrth the context mechanism provides for a far richer and more reliable set of control, compile, and data structures.</text:p>
        </text:list-item>
        <text:list-item>
          <text:p text:style-name="P7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1734988"/>if<text:alphabetical-index-mark-end text:id="IMark15173498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1734988"/>else<text:alphabetical-index-mark-end text:id="IMark151734988"/>” and “<text:alphabetical-index-mark-start text:id="IMark151734076"/>then<text:alphabetical-index-mark-end text:id="IMark15173407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1734076"/>switch<text:alphabetical-index-mark-end text:id="IMark15173407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1734076"/>do<text:alphabetical-index-mark-end text:id="IMark151734076"/>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1734076"/>loop<text:alphabetical-index-mark-end text:id="IMark151734076"/>” commands mark the boundaries of the loop; The “<text:alphabetical-index-mark-start text:id="IMark151734988"/>i<text:alphabetical-index-mark-end text:id="IMark151734988"/>” command is used to retrieve the current loop counter value. For nested loops, the “<text:alphabetical-index-mark-start text:id="IMark151734028"/>j<text:alphabetical-index-mark-end text:id="IMark151734028"/>” command retrieves the value of the outer loops counter value. <text:s/>By default, the “loop” command adds one to the loop value. For more flexible looping, the “<text:alphabetical-index-mark-start text:id="IMark151733452"/>+loop<text:alphabetical-index-mark-end text:id="IMark1517334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1733452"/>-i<text:alphabetical-index-mark-end text:id="IMark151733452"/> and <text:alphabetical-index-mark-start text:id="IMark151734028"/>-j<text:alphabetical-index-mark-end text:id="IMark15173402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51734028"/>begin<text:alphabetical-index-mark-end text:id="IMark15173402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088349969301630763" text:style-name="L11">
        <text:list-item>
          <text:p text:style-name="P71">begin … <text:alphabetical-index-mark-start text:id="IMark151734988"/>until<text:alphabetical-index-mark-end text:id="IMark151734988"/> – loops until the top of stack is true.</text:p>
        </text:list-item>
        <text:list-item>
          <text:p text:style-name="P71">begin … <text:alphabetical-index-mark-start text:id="IMark151734028"/>again<text:alphabetical-index-mark-end text:id="IMark151734028"/> – loops indefinitely </text:p>
        </text:list-item>
        <text:list-item>
          <text:p text:style-name="P71">begin … <text:alphabetical-index-mark-start text:id="IMark151734988"/>repeat<text:alphabetical-index-mark-end text:id="IMark15173498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1734988"/>Typing<text:alphabetical-index-mark-end text:id="IMark15173498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1734988"/>Duck Typing<text:alphabetical-index-mark-end text:id="IMark15173498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1734988"/>Declarations<text:alphabetical-index-mark-end text:id="IMark15173498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1734988"/>Scoping<text:alphabetical-index-mark-end text:id="IMark15173498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1734988"/><text:span text:style-name="T7">val:</text:span><text:alphabetical-index-mark-end text:id="IMark151734988"/> and <text:alphabetical-index-mark-start text:id="IMark151733452"/><text:span text:style-name="T7">var:</text:span><text:alphabetical-index-mark-end text:id="IMark15173345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733452"/><text:span text:style-name="T7">.init</text:span><text:alphabetical-index-mark-end text:id="IMark151733452"/> method being the most popular since it is called to initialize a new instance of the object.</text:p>
      <text:p text:style-name="P3">Methods: <text:alphabetical-index-mark-start text:id="IMark151733452"/><text:span text:style-name="T7">val@:</text:span><text:alphabetical-index-mark-end text:id="IMark151733452"/> and <text:alphabetical-index-mark-start text:id="IMark151734988"/><text:span text:style-name="T7">var@:</text:span><text:alphabetical-index-mark-end text:id="IMark15173498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1734988"/><text:span text:style-name="T7">val#:</text:span><text:alphabetical-index-mark-end text:id="IMark151734988"/> and <text:alphabetical-index-mark-start text:id="IMark151733452"/><text:span text:style-name="T7">var#:</text:span><text:alphabetical-index-mark-end text:id="IMark15173345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1733452"/><text:span text:style-name="T7">val$:</text:span><text:alphabetical-index-mark-end text:id="IMark151733452"/> and <text:alphabetical-index-mark-start text:id="IMark151734988"/><text:span text:style-name="T7">var$:</text:span><text:alphabetical-index-mark-end text:id="IMark151734988"/></text:p>
      <text:p text:style-name="P3">Regex for valid local variable names: <text:span text:style-name="T7">/^\$[a-z][a-z0-9_]*$/</text:span></text:p>
      <text:p text:style-name="Text_20_body">Notes:</text:p>
      <text:p text:style-name="Text_20_body"/>
      <text:h text:style-name="Heading_20_2" text:outline-level="2"><text:alphabetical-index-mark-start text:id="IMark151734988"/>Referencing<text:alphabetical-index-mark-end text:id="IMark15173498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1734988"/>Mutation<text:alphabetical-index-mark-end text:id="IMark15173498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text:alphabetical-index-mark-start text:id="IMark150954588"/>dup<text:alphabetical-index-mark-end text:id="IMark150954588"/></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50954588"/>copy<text:alphabetical-index-mark-end text:id="IMark150954588"/></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50954588"/>.copy<text:alphabetical-index-mark-end text:id="IMark150954588"/></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text:alphabetical-index-mark-start text:id="IMark150954588"/>clone<text:alphabetical-index-mark-end text:id="IMark150954588"/></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50954588"/>.clone<text:alphabetical-index-mark-end text:id="IMark150954588"/></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6462443083973853177" text:style-name="L12">
        <text:list-item>
          <text:p text:style-name="P84">No Copying</text:p>
        </text:list-item>
        <text:list-item>
          <text:p text:style-name="P84">Shallow Copying</text:p>
        </text:list-item>
        <text:list-item>
          <text:p text:style-name="P84">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151734988"/>.clone_exclude<text:alphabetical-index-mark-end text:id="IMark151734988"/>”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1734988"/>try<text:alphabetical-index-mark-end text:id="IMark151734988"/> block</text:h>
      <text:p text:style-name="P3">The bare basics of an exception handled code block is:</text:p>
      <text:p text:style-name="Code"/>
      <text:p text:style-name="Code">try (dangerous code here) <text:alphabetical-index-mark-start text:id="IMark151734988"/>catch<text:alphabetical-index-mark-end text:id="IMark151734988"/>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51734988"/>?"<text:alphabetical-index-mark-end text:id="IMark1517349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1734988"/>bounce<text:alphabetical-index-mark-end text:id="IMark151734988"/>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51734988"/>bounce<text:alphabetical-index-mark-end text:id="IMark151734988"/>”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1734988"/>finally<text:alphabetical-index-mark-end text:id="IMark151734988"/>”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1734988"/>try<text:alphabetical-index-mark-end text:id="IMark151734988"/></text:p>
      <text:p text:style-name="Code"><text:s text:c="2"/>(dangerous code)</text:p>
      <text:p text:style-name="Code">(optional) <text:alphabetical-index-mark-start text:id="IMark151734988"/>catch<text:alphabetical-index-mark-end text:id="IMark151734988"/></text:p>
      <text:p text:style-name="Code"><text:s text:c="2"/>(exception handler with optional <text:alphabetical-index-mark-start text:id="IMark151734988"/>?"<text:alphabetical-index-mark-end text:id="IMark151734988"/>Exx" and <text:alphabetical-index-mark-start text:id="IMark151761960"/>bounce<text:alphabetical-index-mark-end text:id="IMark151761960"/>)</text:p>
      <text:p text:style-name="Code">(optional) <text:alphabetical-index-mark-start text:id="IMark151761960"/>finally<text:alphabetical-index-mark-end text:id="IMark151761960"/></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1761960"/>throw"<text:alphabetical-index-mark-end text:id="IMark151761960"/>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1761960"/>.throw<text:alphabetical-index-mark-end text:id="IMark15176196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1735084"/>Classes<text:alphabetical-index-mark-end text:id="IMark15173508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1735084"/>Inheritance<text:alphabetical-index-mark-end text:id="IMark151735084"/></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51735084"/>Methods<text:alphabetical-index-mark-end text:id="IMark151735084"/></text:h>
      <text:p text:style-name="P3">All code in fOOrth is contained in methods. A method is a fragment of code that an object uses to respond to a message that has been sent to that object. In fOOrth there are three sorts of methods:</text:p>
      <text:list xml:id="list4467074577793576161" text:style-name="L13">
        <text:list-item>
          <text:p text:style-name="P72">Shared: Methods that are common to all instances of the class that contains them.</text:p>
        </text:list-item>
        <text:list-item>
          <text:p text:style-name="P72">Exclusive: Methods that are defined for one and only one object (and all of its clones that are created <text:span text:style-name="T2">after</text:span> the exclusive method is defined.).</text:p>
        </text:list-item>
        <text:list-item>
          <text:p text:style-name="P72">Local: Methods that are created in a context and are accessible only in that context. When the context concludes, these methods are no longer accessible.</text:p>
        </text:list-item>
      </text:list>
      <text:h text:style-name="Heading_20_2" text:outline-level="2"><text:alphabetical-index-mark-start text:id="IMark151761960"/>Late Binding<text:alphabetical-index-mark-end text:id="IMark151761960"/> and <text:alphabetical-index-mark-start text:id="IMark151411344"/>Polymorphism<text:alphabetical-index-mark-end text:id="IMark15141134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1411344"/>Prototypes<text:alphabetical-index-mark-end text:id="IMark151411344"/></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0"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1411344"/>Method Mapping<text:alphabetical-index-mark-end text:id="IMark15141134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185180814837791990" text:style-name="L14">
        <text:list-item>
          <text:p text:style-name="P73">The strings used by fOOrth needed to be converted to Ruby symbols to allow code to be executed in Ruby.</text:p>
        </text:list-item>
        <text:list-item>
          <text:p text:style-name="P7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1761960"/>SymbolMap<text:alphabetical-index-mark-end text:id="IMark151761960"/> class. This class creates mappings in one of two ways:</text:p>
      <text:list xml:id="list8828082763845234964" text:style-name="L15">
        <text:list-item>
          <text:p text:style-name="P7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1">Symbol Map Entries =</text:p>
      <text:p text:style-name="P51">&lt;voluminous output deleted&gt;</text:p>
      <text:p text:style-name="P51"/>
      <text:p text:style-name="P3">An example of the output of the )entries command is found in the section Appendix A – Symbol Glossary.</text:p>
      <text:p text:style-name="P3"/>
      <text:p text:style-name="P3"/>
      <text:h text:style-name="Heading_20_1" text:outline-level="1"><text:alphabetical-index-mark-start text:id="IMark151761960"/>Routing<text:alphabetical-index-mark-end text:id="IMark15176196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393248022119071690" text:style-name="L16">
        <text:list-item>
          <text:p text:style-name="P75">The defining word used to create the method.</text:p>
        </text:list-item>
        <text:list-item>
          <text:p text:style-name="P75">The receiver of the defining word used to create the method.</text:p>
        </text:list-item>
        <text:list-item>
          <text:p text:style-name="P7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table-cell table:style-name="Table9.A2" office:value-type="string">
            <text:p text:style-name="P14"><text:alphabetical-index-mark-start text:id="IMark151734940"/>:<text:alphabetical-index-mark-end text:id="IMark151734940"/></text:p>
          </table:table-cell>
          <table:table-cell table:style-name="Table9.A2" office:value-type="string">
            <text:p text:style-name="P13">N/A</text:p>
          </table:table-cell>
          <table:table-cell table:style-name="Table9.A2" office:value-type="string">
            <text:p text:style-name="P21">any<text:note text:id="ftn41"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2" text:note-class="footnote"><text:note-citation>43</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table-cell table:style-name="Table9.A3" table:number-rows-spanned="4" office:value-type="string">
            <text:p text:style-name="P14"><text:alphabetical-index-mark-start text:id="IMark151734940"/>.:<text:alphabetical-index-mark-end text:id="IMark15173494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3" text:note-class="footnote"><text:note-citation>44</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4"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5"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note text:id="ftn46"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table:number-rows-spanned="7" office:value-type="string">
            <text:p text:style-name="P14"><text:alphabetical-index-mark-start text:id="IMark151734940"/>.::<text:alphabetical-index-mark-end text:id="IMark15173494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office:value-type="string">
            <text:p text:style-name="P12">tbd<text:note text:id="ftn47"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1734412"/>do_map_name<text:alphabetical-index-mark-end text:id="IMark15173441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51734412"/>Array<text:alphabetical-index-mark-end text:id="IMark15173441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6088398657582300074" text:style-name="L17">
        <text:list-item>
          <text:p text:style-name="P76">The first two examples both create “empty” arrays with zero data elements. </text:p>
        </text:list-item>
        <text:list-item>
          <text:p text:style-name="P76">Array data do NOT need to be the same “type” of data. Mixing is allowed. </text:p>
        </text:list-item>
        <text:list-item>
          <text:p text:style-name="P7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1613728713821857317" text:style-name="L18">
        <text:list-item>
          <text:p text:style-name="P7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1735996"/>.new<text:alphabetical-index-mark-end text:id="IMark15173599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1735996"/>.new{<text:alphabetical-index-mark-end text:id="IMark15173599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1735996"/>x<text:alphabetical-index-mark-end text:id="IMark15173599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1735996"/>}<text:alphabetical-index-mark-end text:id="IMark15173599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1735996"/>.new_size<text:alphabetical-index-mark-end text:id="IMark15173599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1735996"/>.new_value<text:alphabetical-index-mark-end text:id="IMark15173599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1735996"/>.new_values<text:alphabetical-index-mark-end text:id="IMark15173599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1735996"/>!<text:alphabetical-index-mark-end text:id="IMark15173599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1735996"/>+<text:alphabetical-index-mark-end text:id="IMark15173599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1735996"/>.+left<text:alphabetical-index-mark-end text:id="IMark15173599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1735996"/>.+mid<text:alphabetical-index-mark-end text:id="IMark15173599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1735996"/>.+midlr<text:alphabetical-index-mark-end text:id="IMark15173599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1735996"/>.+right<text:alphabetical-index-mark-end text:id="IMark15173599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1735996"/>.-left<text:alphabetical-index-mark-end text:id="IMark15173599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1735996"/>.-mid<text:alphabetical-index-mark-end text:id="IMark15173599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1735996"/>.-midlr<text:alphabetical-index-mark-end text:id="IMark15173599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1735996"/>.-right<text:alphabetical-index-mark-end text:id="IMark15173599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1735996"/>.[]!<text:alphabetical-index-mark-end text:id="IMark15173599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1735996"/>.[]@<text:alphabetical-index-mark-end text:id="IMark15173599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1735996"/>.left<text:alphabetical-index-mark-end text:id="IMark15173599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1735996"/>.length<text:alphabetical-index-mark-end text:id="IMark15173599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1735996"/>.max<text:alphabetical-index-mark-end text:id="IMark15173599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1735996"/>.mid<text:alphabetical-index-mark-end text:id="IMark15173599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1735996"/>.midlr<text:alphabetical-index-mark-end text:id="IMark15173599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1735996"/>.min<text:alphabetical-index-mark-end text:id="IMark15173599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1735996"/>.pp<text:alphabetical-index-mark-end text:id="IMark15173599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1735996"/>.reverse<text:alphabetical-index-mark-end text:id="IMark15173599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1735996"/>.right<text:alphabetical-index-mark-end text:id="IMark15173599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1735996"/>.shuffle<text:alphabetical-index-mark-end text:id="IMark15173599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1735996"/>.sort<text:alphabetical-index-mark-end text:id="IMark15173599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1735996"/>.strmax<text:alphabetical-index-mark-end text:id="IMark15173599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1735996"/>&lt;&lt;<text:alphabetical-index-mark-end text:id="IMark15173599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1735996"/>@<text:alphabetical-index-mark-end text:id="IMark15173599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1734412"/>Class<text:alphabetical-index-mark-end text:id="IMark151734412"/></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9</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1735996"/>.is_class?<text:alphabetical-index-mark-end text:id="IMark15173599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1735996"/>.new<text:alphabetical-index-mark-end text:id="IMark15173599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1735996"/>.parent_class<text:alphabetical-index-mark-end text:id="IMark15173599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1735996"/>.subclass:<text:alphabetical-index-mark-end text:id="IMark15173599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1735996"/>.to_s<text:alphabetical-index-mark-end text:id="IMark15173599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151734412"/>Commands<text:alphabetical-index-mark-end text:id="IMark151734412"/></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5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1735996"/>)methods<text:alphabetical-index-mark-end text:id="IMark15173599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1735996"/>)stubs<text:alphabetical-index-mark-end text:id="IMark151735996"/> []</text:h>
            <text:p text:style-name="Text_20_body">Routing: TOS</text:p>
            <text:p text:style-name="P3">List the stub methods defined for this class. Stubs are place holder methods that serve one of two purposes:</text:p>
            <text:list xml:id="list4936551412898509779" text:style-name="L19">
              <text:list-item>
                <text:p text:style-name="P78">They are abstract methods in a base class that exist so that a sub-class may replace the stub with an actual method. The stub ensures that the compiler uses the correct routing when using the method.</text:p>
              </text:list-item>
              <text:list-item>
                <text:p text:style-name="P7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1734412"/>Complex<text:alphabetical-index-mark-end text:id="IMark15173441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1" text:note-class="footnote"><text:note-citation>52</text:note-citation><text:note-body><text:p text:style-name="Footnote">No spaces are permitted within the literal.</text:p></text:note-body></text:note></text:p>
          </table:table-cell>
          <table:table-cell table:style-name="Table5.B1" office:value-type="string">
            <text:p text:style-name="P14">Value<text:note text:id="ftn52" text:note-class="footnote"><text:note-citation>5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1734652"/>.cbrt<text:alphabetical-index-mark-end text:id="IMark15173465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1733884"/>.e**<text:alphabetical-index-mark-end text:id="IMark15173388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1734652"/>.split<text:alphabetical-index-mark-end text:id="IMark15173465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1733884"/>.sqrt<text:alphabetical-index-mark-end text:id="IMark15173388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51733500"/>FalseClass<text:alphabetical-index-mark-end text:id="IMark15173350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1733884"/>&amp;&amp;<text:alphabetical-index-mark-end text:id="IMark151733884"/>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1733884"/>^^<text:alphabetical-index-mark-end text:id="IMark151733884"/>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1733884"/>||<text:alphabetical-index-mark-end text:id="IMark151733884"/>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1733500"/>Float<text:alphabetical-index-mark-end text:id="IMark15173350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5" text:note-class="footnote"><text:note-citation>56</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8204984"/>Hash<text:alphabetical-index-mark-end text:id="IMark11820498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18204984"/><text:span text:style-name="T7">{</text:span><text:alphabetical-index-mark-end text:id="IMark118204984"/>” and the locally defined methods “<text:alphabetical-index-mark-start text:id="IMark118204648"/><text:span text:style-name="T7">-&gt;</text:span><text:alphabetical-index-mark-end text:id="IMark118204648"/>” and “<text:alphabetical-index-mark-start text:id="IMark118202920"/><text:span text:style-name="T7">}</text:span><text:alphabetical-index-mark-end text:id="IMark118202920"/>”.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1646908" text:continue-list="list6088398657582300074" text:style-name="L17">
        <text:list-item>
          <text:p text:style-name="P76">The first example creates an “empty” hash with zero data elements. </text:p>
        </text:list-item>
        <text:list-item>
          <text:p text:style-name="P76">Hash key and data do NOT need to be the same “type” of data. Mixing is allowed. </text:p>
        </text:list-item>
        <text:list-item>
          <text:p text:style-name="P7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51736284"/>.[]!<text:alphabetical-index-mark-end text:id="IMark151736284"/>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1736284"/>.[]@<text:alphabetical-index-mark-end text:id="IMark151736284"/>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1736284"/>.keys<text:alphabetical-index-mark-end text:id="IMark151736284"/>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1736284"/>.pp<text:alphabetical-index-mark-end text:id="IMark151736284"/>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1736284"/>.strmax2<text:alphabetical-index-mark-end text:id="IMark151736284"/>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1736284"/>.values<text:alphabetical-index-mark-end text:id="IMark151736284"/>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8204648"/>InStream<text:alphabetical-index-mark-end text:id="IMark11820464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1736284"/>.get_all<text:alphabetical-index-mark-end text:id="IMark151736284"/>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3">"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53">"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1736284"/>.open<text:alphabetical-index-mark-end text:id="IMark151736284"/>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3">"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53">"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1736284"/>.open{<text:alphabetical-index-mark-end text:id="IMark151736284"/>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4"><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1736284"/>.close<text:alphabetical-index-mark-end text:id="IMark151736284"/>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1736284"/>.getc<text:alphabetical-index-mark-end text:id="IMark151736284"/>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1736284"/>.gets<text:alphabetical-index-mark-end text:id="IMark151736284"/>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51736284"/>~getc<text:alphabetical-index-mark-end text:id="IMark151736284"/>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4"><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1736284"/>~gets<text:alphabetical-index-mark-end text:id="IMark151736284"/>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4"><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18204648"/>Integer<text:alphabetical-index-mark-end text:id="IMark11820464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58" text:note-class="footnote"><text:note-citation>59</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1286680"/><text:alphabetical-index-mark-start text:id="IMark151287160"/>MaxNumeric<text:alphabetical-index-mark-end text:id="IMark151287160"/><text:alphabetical-index-mark-end text:id="IMark15128668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1286680"/><text:alphabetical-index-mark-start text:id="IMark151287160"/>MinNumeric<text:alphabetical-index-mark-end text:id="IMark151287160"/><text:alphabetical-index-mark-end text:id="IMark15128668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1286680"/><text:alphabetical-index-mark-start text:id="IMark151287160"/><text:alphabetical-index-mark-start text:id="IMark118682180"/>NilClass<text:alphabetical-index-mark-end text:id="IMark118682180"/><text:alphabetical-index-mark-end text:id="IMark151287160"/><text:alphabetical-index-mark-end text:id="IMark15128668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8202920"/>&amp;&amp;<text:alphabetical-index-mark-end text:id="IMark118202920"/>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8202920"/>^^<text:alphabetical-index-mark-end text:id="IMark118202920"/>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8202920"/>||<text:alphabetical-index-mark-end text:id="IMark118202920"/>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1286680"/>Numeric<text:alphabetical-index-mark-end text:id="IMark15128668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1286680"/>Object<text:alphabetical-index-mark-end text:id="IMark15128668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18202920"/>&amp;&amp;<text:alphabetical-index-mark-end text:id="IMark118202920"/>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18202920"/>)methods<text:alphabetical-index-mark-end text:id="IMark11820292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18202920"/>.<text:alphabetical-index-mark-end text:id="IMark118202920"/>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18202920"/>.class<text:alphabetical-index-mark-end text:id="IMark118202920"/>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18202920"/>.clone<text:alphabetical-index-mark-end text:id="IMark11820292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18202920"/>.copy<text:alphabetical-index-mark-end text:id="IMark11820292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18202920"/>.init<text:alphabetical-index-mark-end text:id="IMark11820292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18202920"/>.is_class?<text:alphabetical-index-mark-end text:id="IMark118202920"/>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18202920"/>.name<text:alphabetical-index-mark-end text:id="IMark11820292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18202920"/>.strlen<text:alphabetical-index-mark-end text:id="IMark11820292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18202920"/>.to_f<text:alphabetical-index-mark-end text:id="IMark11820292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18202920"/>.to_f!<text:alphabetical-index-mark-end text:id="IMark11820292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18202920"/>.to_i<text:alphabetical-index-mark-end text:id="IMark11820292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18202920"/>.to_i!<text:alphabetical-index-mark-end text:id="IMark118202920"/>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18202920"/>.to_n<text:alphabetical-index-mark-end text:id="IMark11820292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18202920"/>.to_n!<text:alphabetical-index-mark-end text:id="IMark11820292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18202920"/>.to_r<text:alphabetical-index-mark-end text:id="IMark11820292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18202920"/>.to_r!<text:alphabetical-index-mark-end text:id="IMark11820292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18202920"/>.to_s<text:alphabetical-index-mark-end text:id="IMark11820292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18202920"/>.to_x<text:alphabetical-index-mark-end text:id="IMark11820292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18202920"/>.to_x!<text:alphabetical-index-mark-end text:id="IMark11820292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18202920"/>&lt;&gt;<text:alphabetical-index-mark-end text:id="IMark118202920"/>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18202920"/>=<text:alphabetical-index-mark-end text:id="IMark118202920"/>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18202920"/>^^<text:alphabetical-index-mark-end text:id="IMark11820292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18202920"/>distinct?<text:alphabetical-index-mark-end text:id="IMark11820292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18202920"/>identical?<text:alphabetical-index-mark-end text:id="IMark11820292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18202920"/>max<text:alphabetical-index-mark-end text:id="IMark11820292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18202920"/>min<text:alphabetical-index-mark-end text:id="IMark1182029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18202920"/>nil&lt;&gt;<text:alphabetical-index-mark-end text:id="IMark118202920"/>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18202920"/>nil=<text:alphabetical-index-mark-end text:id="IMark1182029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18202920"/>not<text:alphabetical-index-mark-end text:id="IMark1182029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18202920"/>||<text:alphabetical-index-mark-end text:id="IMark118202920"/>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1286680"/>OutStream<text:alphabetical-index-mark-end text:id="IMark1512866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1286680"/>Procedure<text:alphabetical-index-mark-end text:id="IMark15128668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1286680"/>Queue<text:alphabetical-index-mark-end text:id="IMark15128668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1286680"/>Rational<text:alphabetical-index-mark-end text:id="IMark1512866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6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0" text:note-class="footnote"><text:note-citation>61</text:note-citation><text:note-body><text:p text:style-name="Footnote">No spaces are permitted within the literal.</text:p></text:note-body></text:note></text:p>
          </table:table-cell>
          <table:table-cell table:style-name="Table6.B1" office:value-type="string">
            <text:p text:style-name="P14">Value<text:note text:id="ftn61" text:note-class="footnote"><text:note-citation>6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8206280"/>.split<text:alphabetical-index-mark-end text:id="IMark1182062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1289416"/>Stack<text:alphabetical-index-mark-end text:id="IMark15128941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1289416"/>String<text:alphabetical-index-mark-end text:id="IMark15128941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1289416"/>Thread<text:alphabetical-index-mark-end text:id="IMark15128941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1289416"/><text:alphabetical-index-mark-start text:id="IMark151287208"/><text:alphabetical-index-mark-start text:id="IMark151288408"/>TrueClass<text:alphabetical-index-mark-end text:id="IMark151288408"/><text:alphabetical-index-mark-end text:id="IMark151287208"/><text:alphabetical-index-mark-end text:id="IMark15128941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51289416"/>VirtualMachine<text:alphabetical-index-mark-end text:id="IMark15128941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18206280"/>.:<text:alphabetical-index-mark-end text:id="IMark118206280"/>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18206280"/>super<text:alphabetical-index-mark-end text:id="IMark11820628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18206280"/>val:<text:alphabetical-index-mark-end text:id="IMark11820628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18206280"/>var:<text:alphabetical-index-mark-end text:id="IMark11820628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18206280"/>val@:<text:alphabetical-index-mark-end text:id="IMark11820628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18206280"/>var@:<text:alphabetical-index-mark-end text:id="IMark11820628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18206280"/>;<text:alphabetical-index-mark-end text:id="IMark11820628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18206280"/>.::<text:alphabetical-index-mark-end text:id="IMark118206280"/>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18206280"/>inst:<text:alphabetical-index-mark-end text:id="IMark11820628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18206280"/>local:<text:alphabetical-index-mark-end text:id="IMark11820628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18206280"/>super<text:alphabetical-index-mark-end text:id="IMark11820628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18206280"/>;<text:alphabetical-index-mark-end text:id="IMark11820628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1289416"/>Commands<text:alphabetical-index-mark-end text:id="IMark15128941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51289416"/>)entries<text:alphabetical-index-mark-end text:id="IMark151289416"/>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1">A</text:p>
          <text:p text:style-name="P60">again<text:tab/>25</text:p>
          <text:p text:style-name="P60">Archive<text:tab/>12</text:p>
          <text:p text:style-name="P60">Array<text:tab/>54</text:p>
          <text:p text:style-name="P61">B</text:p>
          <text:p text:style-name="P60">begin<text:tab/>25</text:p>
          <text:p text:style-name="P60">bounce<text:tab/>36, 38</text:p>
          <text:p text:style-name="P61">C</text:p>
          <text:p text:style-name="P60">catch<text:tab/>35, 38</text:p>
          <text:p text:style-name="P60">Class<text:tab/>65</text:p>
          <text:p text:style-name="P60">Classes<text:tab/>47</text:p>
          <text:p text:style-name="P60">clone<text:tab/>30</text:p>
          <text:p text:style-name="P60">Commands<text:tab/>66, 115</text:p>
          <text:p text:style-name="P60">Complex<text:tab/>68</text:p>
          <text:p text:style-name="P60">copy<text:tab/>30</text:p>
          <text:p text:style-name="P61">D</text:p>
          <text:p text:style-name="P60">Declarations<text:tab/>26</text:p>
          <text:p text:style-name="P60">Demo.rb<text:tab/>11</text:p>
          <text:p text:style-name="P60">distinct?<text:tab/>96</text:p>
          <text:p text:style-name="P60">do<text:tab/>23</text:p>
          <text:p text:style-name="P60">do_map_name<text:tab/>52</text:p>
          <text:p text:style-name="P60">drop<text:tab/>19</text:p>
          <text:p text:style-name="P60">Duck Typing<text:tab/>26</text:p>
          <text:p text:style-name="P60">dup<text:tab/>19, 30</text:p>
          <text:p text:style-name="P61">E</text:p>
          <text:p text:style-name="P60">else<text:tab/>21</text:p>
          <text:p text:style-name="P61">F</text:p>
          <text:p text:style-name="P60">FalseClass<text:tab/>71</text:p>
          <text:p text:style-name="P60">finally<text:tab/>37p.</text:p>
          <text:p text:style-name="P60">Float<text:tab/>73</text:p>
          <text:p text:style-name="P61">H</text:p>
          <text:p text:style-name="P60">Hash<text:tab/>74</text:p>
          <text:p text:style-name="P61">I</text:p>
          <text:p text:style-name="P60">i<text:tab/>23</text:p>
          <text:p text:style-name="P60">identical?<text:tab/>96</text:p>
          <text:p text:style-name="P60">if<text:tab/>21</text:p>
          <text:p text:style-name="P60">Inheritance<text:tab/>48</text:p>
          <text:p text:style-name="P60">inst:<text:tab/>113</text:p>
          <text:p text:style-name="P60">InStream<text:tab/>77</text:p>
          <text:p text:style-name="P60">Integer<text:tab/>80</text:p>
          <text:p text:style-name="P61">J</text:p>
          <text:p text:style-name="P60">j<text:tab/>23</text:p>
          <text:p text:style-name="P61">K</text:p>
          <text:p text:style-name="P60">Known Issues<text:tab/>11</text:p>
          <text:p text:style-name="P61">L</text:p>
          <text:p text:style-name="P60">Late Binding<text:tab/>48</text:p>
          <text:p text:style-name="P60">local:<text:tab/>113</text:p>
          <text:p text:style-name="P60">loop<text:tab/>23</text:p>
          <text:p text:style-name="P61">M</text:p>
          <text:p text:style-name="P60">max<text:tab/>97</text:p>
          <text:p text:style-name="P60">MaxNumeric<text:tab/>82</text:p>
          <text:p text:style-name="P60">Method Mapping<text:tab/>49</text:p>
          <text:p text:style-name="P60">Methods<text:tab/>48</text:p>
          <text:p text:style-name="P60">min<text:tab/>97</text:p>
          <text:p text:style-name="P60">MinNumeric<text:tab/>83</text:p>
          <text:p text:style-name="P60">Mutation<text:tab/>28</text:p>
          <text:p text:style-name="P61">N</text:p>
          <text:p text:style-name="P60">nil&lt;&gt;<text:tab/>97</text:p>
          <text:p text:style-name="P60">nil=<text:tab/>98</text:p>
          <text:p text:style-name="P60">NilClass<text:tab/>84</text:p>
          <text:p text:style-name="P60">nip<text:tab/>19</text:p>
          <text:p text:style-name="P60">not<text:tab/>98</text:p>
          <text:p text:style-name="P60">Numeric<text:tab/>86</text:p>
          <text:p text:style-name="P61">O</text:p>
          <text:p text:style-name="P60">Object<text:tab/>89</text:p>
          <text:p text:style-name="P60">OutStream<text:tab/>99</text:p>
          <text:p text:style-name="P60">over<text:tab/>19</text:p>
          <text:p text:style-name="P61">P</text:p>
          <text:p text:style-name="P60">pick<text:tab/>19</text:p>
          <text:p text:style-name="P60">Polymorphism<text:tab/>48</text:p>
          <text:p text:style-name="P60">Procedure<text:tab/>101</text:p>
          <text:p text:style-name="P60">Prototypes<text:tab/>48</text:p>
          <text:p text:style-name="P61">Q</text:p>
          <text:p text:style-name="P60">Queue<text:tab/>102</text:p>
          <text:p text:style-name="P61">R</text:p>
          <text:p text:style-name="P60">Rake<text:tab/>11</text:p>
          <text:p text:style-name="P60">Rational<text:tab/>103</text:p>
          <text:p text:style-name="P60">Referencing<text:tab/>27</text:p>
          <text:p text:style-name="P60">repeat<text:tab/>25</text:p>
          <text:p text:style-name="P60">Routing<text:tab/>51</text:p>
          <text:p text:style-name="P61">S</text:p>
          <text:p text:style-name="P60">Scoping<text:tab/>26</text:p>
          <text:p text:style-name="P60">Stack<text:tab/>105</text:p>
          <text:p text:style-name="P60">String<text:tab/>106</text:p>
          <text:p text:style-name="P60">super<text:tab/>111, 113</text:p>
          <text:p text:style-name="P60">swap<text:tab/>20</text:p>
          <text:p text:style-name="P60">switch<text:tab/>21</text:p>
          <text:p text:style-name="P60">SymbolMap<text:tab/>49</text:p>
          <text:p text:style-name="P61">T</text:p>
          <text:p text:style-name="P60">Testing<text:tab/>11</text:p>
          <text:p text:style-name="P60">Thanks<text:tab/>9</text:p>
          <text:p text:style-name="P60">then<text:tab/>21</text:p>
          <text:p text:style-name="P60">Thread<text:tab/>108</text:p>
          <text:p text:style-name="P60">throw"<text:tab/>39</text:p>
          <text:p text:style-name="P60">TrueClass<text:tab/>109</text:p>
          <text:p text:style-name="P60">try<text:tab/>35, 38</text:p>
          <text:p text:style-name="P60">tuck<text:tab/>20</text:p>
          <text:p text:style-name="P60">Typing<text:tab/>26</text:p>
          <text:p text:style-name="P61">U</text:p>
          <text:p text:style-name="P60">until<text:tab/>25</text:p>
          <text:p text:style-name="P61">V</text:p>
          <text:p text:style-name="P60">val:<text:tab/>26, 111</text:p>
          <text:p text:style-name="P60">val@:<text:tab/>27, 112</text:p>
          <text:p text:style-name="P60">val#:<text:tab/>27</text:p>
          <text:p text:style-name="P60">val$:<text:tab/>27</text:p>
          <text:p text:style-name="P60">var:<text:tab/>26, 112</text:p>
          <text:p text:style-name="P60">var@:<text:tab/>27, 112</text:p>
          <text:p text:style-name="P60">var#:<text:tab/>27</text:p>
          <text:p text:style-name="P60">var$:<text:tab/>27</text:p>
          <text:p text:style-name="P60">VirtualMachine<text:tab/>110</text:p>
          <text:p text:style-name="P61">X</text:p>
          <text:p text:style-name="P60">x<text:tab/>55</text:p>
          <text:p text:style-name="P61">^</text:p>
          <text:p text:style-name="P60">^^<text:tab/>72, 84, 96</text:p>
          <text:p text:style-name="P61">-</text:p>
          <text:p text:style-name="P60">-&gt;<text:tab/>74</text:p>
          <text:p text:style-name="P60">-i<text:tab/>23</text:p>
          <text:p text:style-name="P60">-j<text:tab/>23</text:p>
          <text:p text:style-name="P61">;</text:p>
          <text:p text:style-name="P60">;<text:tab/>112p.</text:p>
          <text:p text:style-name="P61">:</text:p>
          <text:p text:style-name="P60">:<text:tab/>51</text:p>
          <text:p text:style-name="P61">!</text:p>
          <text:p text:style-name="P60">!<text:tab/>57</text:p>
          <text:p text:style-name="P61">?</text:p>
          <text:p text:style-name="P60">?"<text:tab/>36, 38</text:p>
          <text:p text:style-name="P61">.</text:p>
          <text:p text:style-name="P60">.<text:tab/>89</text:p>
          <text:p text:style-name="P60">.-left<text:tab/>58</text:p>
          <text:p text:style-name="P60">.-mid<text:tab/>59</text:p>
          <text:p text:style-name="P60">.-midlr<text:tab/>59</text:p>
          <text:p text:style-name="P60">.-right<text:tab/>59</text:p>
          <text:p text:style-name="P60">.:<text:tab/>51, 111</text:p>
          <text:p text:style-name="P60">.::<text:tab/>51, 112</text:p>
          <text:p text:style-name="P60">.[]!<text:tab/>59, 75</text:p>
          <text:p text:style-name="P60">.[]@<text:tab/>60, 75</text:p>
          <text:p text:style-name="P60">.+left<text:tab/>57</text:p>
          <text:p text:style-name="P60">.+mid<text:tab/>58</text:p>
          <text:p text:style-name="P60">.+midlr<text:tab/>58</text:p>
          <text:p text:style-name="P60">.+right<text:tab/>58</text:p>
          <text:p text:style-name="P60">.cbrt<text:tab/>69</text:p>
          <text:p text:style-name="P60">.class<text:tab/>90</text:p>
          <text:p text:style-name="P60">.clone<text:tab/>30, 90</text:p>
          <text:p text:style-name="P60">.clone_exclude<text:tab/>32</text:p>
          <text:p text:style-name="P60">.close<text:tab/>78</text:p>
          <text:p text:style-name="P60">.copy<text:tab/>30, 90</text:p>
          <text:p text:style-name="P60">.e**<text:tab/>69</text:p>
          <text:p text:style-name="P60">.get_all<text:tab/>77</text:p>
          <text:p text:style-name="P60">.getc<text:tab/>78</text:p>
          <text:p text:style-name="P60">.gets<text:tab/>78</text:p>
          <text:p text:style-name="P60">.init<text:tab/>27, 91</text:p>
          <text:p text:style-name="P60">.is_class?<text:tab/>65, 91</text:p>
          <text:p text:style-name="P60">.keys<text:tab/>75</text:p>
          <text:p text:style-name="P60">.left<text:tab/>60</text:p>
          <text:p text:style-name="P60">.length<text:tab/>60</text:p>
          <text:p text:style-name="P60">.max<text:tab/>61</text:p>
          <text:p text:style-name="P60">.mid<text:tab/>61</text:p>
          <text:p text:style-name="P60">.midlr<text:tab/>61</text:p>
          <text:p text:style-name="P60">.min<text:tab/>62</text:p>
          <text:p text:style-name="P60"><text:soft-page-break/>.name<text:tab/>91</text:p>
          <text:p text:style-name="P60">.new<text:tab/>55, 65</text:p>
          <text:p text:style-name="P60">.new_size<text:tab/>56</text:p>
          <text:p text:style-name="P60">.new_value<text:tab/>56</text:p>
          <text:p text:style-name="P60">.new_values<text:tab/>56</text:p>
          <text:p text:style-name="P60">.new{<text:tab/>55</text:p>
          <text:p text:style-name="P60">.open<text:tab/>77</text:p>
          <text:p text:style-name="P60">.open{<text:tab/>78</text:p>
          <text:p text:style-name="P60">.parent_class<text:tab/>66</text:p>
          <text:p text:style-name="P60">.pp<text:tab/>62, 75</text:p>
          <text:p text:style-name="P60">.reverse<text:tab/>62</text:p>
          <text:p text:style-name="P60">.right<text:tab/>62</text:p>
          <text:p text:style-name="P60">.shuffle<text:tab/>63</text:p>
          <text:p text:style-name="P60">.sort<text:tab/>63</text:p>
          <text:p text:style-name="P60">.split<text:tab/>69, 103</text:p>
          <text:p text:style-name="P60">.sqrt<text:tab/>69</text:p>
          <text:p text:style-name="P60">.strlen<text:tab/>91</text:p>
          <text:p text:style-name="P60">.strmax<text:tab/>63</text:p>
          <text:p text:style-name="P60">.strmax2<text:tab/>76</text:p>
          <text:p text:style-name="P60">.subclass:<text:tab/>66</text:p>
          <text:p text:style-name="P60">.throw<text:tab/>39</text:p>
          <text:p text:style-name="P60">.to_f<text:tab/>92</text:p>
          <text:p text:style-name="P60">.to_f!<text:tab/>92</text:p>
          <text:p text:style-name="P60">.to_i<text:tab/>92</text:p>
          <text:p text:style-name="P60">.to_i!<text:tab/>92</text:p>
          <text:p text:style-name="P60">.to_n<text:tab/>93</text:p>
          <text:p text:style-name="P60">.to_n!<text:tab/>93</text:p>
          <text:p text:style-name="P60">.to_r<text:tab/>94</text:p>
          <text:p text:style-name="P60">.to_r!<text:tab/>94</text:p>
          <text:p text:style-name="P60">.to_s<text:tab/>66, 94</text:p>
          <text:p text:style-name="P60">.to_x<text:tab/>95</text:p>
          <text:p text:style-name="P60">.to_x!<text:tab/>95</text:p>
          <text:p text:style-name="P60">.values<text:tab/>76</text:p>
          <text:p text:style-name="P61">)</text:p>
          <text:p text:style-name="P60">)entries<text:tab/>117</text:p>
          <text:p text:style-name="P60">)methods<text:tab/>67, 89</text:p>
          <text:p text:style-name="P60">)stubs<text:tab/>67</text:p>
          <text:p text:style-name="P61">{</text:p>
          <text:p text:style-name="P60">{<text:tab/>74</text:p>
          <text:p text:style-name="P61">}</text:p>
          <text:p text:style-name="P60">}<text:tab/>55, 74</text:p>
          <text:p text:style-name="P61">@</text:p>
          <text:p text:style-name="P60">@<text:tab/>64</text:p>
          <text:p text:style-name="P61">&amp;</text:p>
          <text:p text:style-name="P60">&amp;&amp;<text:tab/>71, 84, 89</text:p>
          <text:p text:style-name="P61">+</text:p>
          <text:p text:style-name="P60">+<text:tab/>57</text:p>
          <text:p text:style-name="P60">+loop<text:tab/>23</text:p>
          <text:p text:style-name="P61">&lt;</text:p>
          <text:p text:style-name="P60">&lt;&lt;<text:tab/>64</text:p>
          <text:p text:style-name="P60">&lt;&gt;<text:tab/>95</text:p>
          <text:p text:style-name="P61">=</text:p>
          <text:p text:style-name="P60">=<text:tab/>96</text:p>
          <text:p text:style-name="P61">|</text:p>
          <text:p text:style-name="P60">||<text:tab/>72, 85, 98</text:p>
          <text:p text:style-name="P61">~</text:p>
          <text:p text:style-name="P60">~getc<text:tab/>79</text:p>
          <text:p text:style-name="P60">~gets<text:tab/>79</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2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23H35M56S</meta:editing-duration>
    <meta:editing-cycles>1790</meta:editing-cycles>
    <meta:generator>OpenOffice/4.1.1$Win32 OpenOffice.org_project/411m6$Build-9775</meta:generator>
    <dc:date>2015-04-21T11:46:43.16</dc:date>
    <dc:creator>Peter Camilleri</dc:creator>
    <meta:printed-by>Peter Camilleri</meta:printed-by>
    <meta:print-date>2015-02-10T10:49:15.76</meta:print-date>
    <meta:document-statistic meta:table-count="116" meta:image-count="0" meta:object-count="0" meta:page-count="122" meta:paragraph-count="3861" meta:word-count="22413" meta:character-count="128955"/>
    <meta:template xlink:type="simple" xlink:actuate="onRequest" xlink:title="MyDefault" xlink:href="../../../../OpenOffice.org/3/user/template/MyDefault.ott" meta:date="2014-06-26T22:09:00.24"/>
  </office:meta>
</office:document-meta>
</file>